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16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17">
      <style:text-properties style:font-name="Arial" style:font-name-asian="DejaVu Sans" style:font-name-complex="DejaVu Sans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5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17">
      <style:table-cell-properties fo:border-bottom="none" fo:border-left="none" fo:border-right="0.0008in solid #000000" fo:border-top="none"/>
      <style:text-properties style:font-name="Arial" style:font-name-asian="DejaVu Sans" style:font-name-complex="DejaVu Sans"/>
    </style:style>
    <style:style style:name="ce27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28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2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33" style:family="table-cell" style:parent-style-name="Default">
      <style:table-cell-properties fo:border-bottom="none" fo:border-left="none" fo:border-right="0.0008in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34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39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43" style:family="table-cell" style:parent-style-name="Default">
      <style:table-cell-properties fo:padding-bottom="0.0193in" fo:padding-left="0.0138in" fo:padding-right="0.0138in" fo:padding-top="0.0193in"/>
    </style:style>
    <style:style style:name="ce44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45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4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008in solid #000000" fo:border-top="none"/>
    </style:style>
    <style:style style:name="ce54" style:family="table-cell" style:parent-style-name="Default">
      <style:table-cell-properties fo:border-bottom="0.0008in solid #000000" fo:border-left="none" fo:border-right="0.0008in solid #000000" fo:border-top="none"/>
    </style:style>
    <style:style style:name="ce5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" style:font-name-asian="DejaVu Sans" style:font-name-complex="DejaVu Sans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8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60" style:family="table-cell" style:parent-style-name="Default" style:data-style-name="N11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61" style:family="table-cell" style:parent-style-name="Default" style:data-style-name="N1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62" style:family="table-cell" style:parent-style-name="Default">
      <style:table-cell-properties style:vertical-align="automatic"/>
    </style:style>
    <style:style style:name="ce63" style:family="table-cell" style:parent-style-name="Default" style:data-style-name="N11"/>
    <style:style style:name="ce64" style:family="table-cell" style:parent-style-name="Default" style:data-style-name="N36"/>
    <style:style style:name="ce6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6"/>
          <table:table-cell table:style-name="ce11" office:value-type="string">
            <text:p>Won</text:p>
          </table:table-cell>
          <table:table-cell table:style-name="ce11" office:value-type="string">
            <text:p>Open</text:p>
          </table:table-cell>
          <table:table-cell table:style-name="ce11" office:value-type="string">
            <text:p>Lost</text:p>
          </table:table-cell>
          <table:table-cell table:style-name="ce29" office:value-type="string">
            <text:p>Total</text:p>
          </table:table-cell>
          <table:table-cell table:style-name="ce40" office:value-type="string">
            <text:p>Year:</text:p>
          </table:table-cell>
          <table:table-cell table:style-name="ce46" table:formula="of:=YEAR(MAX(INDIRECT(&quot;Leads.J1:J&quot; &amp; [.F2]+1)))" office:value-type="float" office:value="1899">
            <text:p>1899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7"/>
          <table:table-cell table:style-name="ce12" table:formula="of:=COUNTIF([Leads.C2:.C99832]; &quot;won&quot;)" office:value-type="float" office:value="0">
            <text:p>0</text:p>
          </table:table-cell>
          <table:table-cell table:style-name="ce21" table:formula="of:=COUNTIF([Leads.C2:.C99832]; &quot;open&quot;)" office:value-type="float" office:value="0">
            <text:p>0</text:p>
          </table:table-cell>
          <table:table-cell table:style-name="ce12" table:formula="of:=COUNTIF([Leads.C2:.C99832]; &quot;lost&quot;)" office:value-type="float" office:value="0">
            <text:p>0</text:p>
          </table:table-cell>
          <table:table-cell table:style-name="ce30" table:formula="of:=COUNT([Leads.G2:.G999976])" office:value-type="float" office:value="0">
            <text:p>0</text:p>
          </table:table-cell>
          <table:table-cell>
            <draw:frame table:end-cell-address="Overview.H10" table:end-x="1.1583in" table:end-y="0.0307in" draw:z-index="3" draw:style-name="gr1" svg:width="2.1161in" svg:height="1.3638in" svg:x="0.2193in" svg:y="0.0839in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7"/>
          <table:table-cell table:style-name="ce13" table:formula="of:=[.C2]/[.F2]" office:value-type="percentage" office:value="0">
            <text:p>#DIV/0!</text:p>
          </table:table-cell>
          <table:table-cell table:style-name="ce13" table:formula="of:=[.D2]/[.F2]" office:value-type="percentage" office:value="0">
            <text:p>#DIV/0!</text:p>
          </table:table-cell>
          <table:table-cell table:style-name="ce13" table:formula="of:=[.E2]/[.F2]" office:value-type="percentage" office:value="0">
            <text:p>#DIV/0!</text:p>
          </table:table-cell>
          <table:table-cell table:style-name="ce31"/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7"/>
          <table:table-cell table:style-name="ce14" office:value-type="float" office:value="10">
            <text:p>10</text:p>
          </table:table-cell>
          <table:table-cell table:style-name="ce22" office:value-type="string">
            <text:p>Days</text:p>
          </table:table-cell>
          <table:table-cell table:style-name="ce13"/>
          <table:table-cell table:style-name="ce32" table:formula="of:=SUMPRODUCT(([Leads.C2:.C99832]=&quot;open&quot;)*(DAYS(TODAY();[Leads.O2:.O99832])&lt;=[.C4])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Number of leads with no Task</text:p>
          </table:table-cell>
          <table:covered-table-cell table:style-name="ce7"/>
          <table:table-cell/>
          <table:table-cell table:style-name="ce23" table:formula="of:=SUMPRODUCT(([Leads.C2:.C99832]=&quot;open&quot;)*([Leads.R2:.R99832]=&quot;0&quot;))" office:value-type="float" office:value="0">
            <text:p>0</text:p>
          </table:table-cell>
          <table:table-cell table:style-name="ce13"/>
          <table:table-cell table:style-name="ce33"/>
          <table:table-cell table:number-columns-repeated="6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8"/>
          <table:table-cell table:style-name="ce15" table:formula="of:=SUMIF([Leads.C2:.C99921];&quot;won&quot;;[Leads.F2:.F99921])" office:value-type="currency" office:currency="EUR" office:value="0">
            <text:p>0.00 €</text:p>
          </table:table-cell>
          <table:table-cell table:style-name="ce15" table:formula="of:=SUMIF([Leads.C2:.C99921];&quot;open&quot;;[Leads.F2:.F99921])" office:value-type="currency" office:currency="EUR" office:value="0">
            <text:p>0.00 €</text:p>
          </table:table-cell>
          <table:table-cell table:style-name="ce15" table:formula="of:=SUMIF([Leads.C2:.C99921];&quot;lost&quot;;[Leads.F2:.F99921])" office:value-type="currency" office:currency="EUR" office:value="0">
            <text:p>0.00 €</text:p>
          </table:table-cell>
          <table:table-cell table:style-name="ce34" table:formula="of:=SUM([.C6:.E6])" office:value-type="currency" office:currency="EUR" office:value="0">
            <text:p>0.00 €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16" table:formula="of:=SUMIF([Leads.C2:.C99921];&quot;won&quot;;[Leads.H2:.H99921])" office:value-type="currency" office:currency="EUR" office:value="0">
            <text:p>0.00 €</text:p>
          </table:table-cell>
          <table:table-cell table:style-name="ce16" table:formula="of:=SUMIF([Leads.C2:.C99921];&quot;open&quot;;[Leads.H2:.H99921])" office:value-type="currency" office:currency="EUR" office:value="0">
            <text:p>0.00 €</text:p>
          </table:table-cell>
          <table:table-cell table:style-name="ce16" table:formula="of:=SUMIF([Leads.C2:.C99921];&quot;lost&quot;;[Leads.H2:.H99921])" office:value-type="currency" office:currency="EUR" office:value="0">
            <text:p>0.00 €</text:p>
          </table:table-cell>
          <table:table-cell table:style-name="ce34" table:formula="of:=SUM([.C7:.E7])" office:value-type="currency" office:currency="EUR" office:value="0">
            <text:p>0.00 €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3" table:formula="of:=SUMIF([Leads.C2:.C99921];&quot;won&quot;;[Leads.G2:.G99921])/COUNTIF([Leads.C2:.C99921];&quot;won&quot;)" office:value-type="percentage" office:value="0">
            <text:p>#DIV/0!</text:p>
          </table:table-cell>
          <table:table-cell table:style-name="ce24" table:formula="of:=SUMIF([Leads.C2:.C99921];&quot;open&quot;;[Leads.G2:.G99921])/COUNTIF([Leads.C2:.C99921];&quot;open&quot;)" office:value-type="percentage" office:value="0">
            <text:p>#DIV/0!</text:p>
          </table:table-cell>
          <table:table-cell table:style-name="ce24" table:formula="of:=SUMIF([Leads.C2:.C99921];&quot;lost&quot;;[Leads.G2:.G99921])/COUNTIF([Leads.C2:.C99921];&quot;lost&quot;)" office:value-type="percentage" office:value="0">
            <text:p>#DIV/0!</text:p>
          </table:table-cell>
          <table:table-cell table:style-name="ce35" table:formula="of:=SUM([.C8:.E8])/3" office:value-type="percentage" office:value="0">
            <text:p>#DIV/0!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9"/>
          <table:table-cell table:style-name="ce17" table:formula="of:=SUMIF([Leads.C2:.C99921];&quot;won&quot;;[Leads.L2:.L99921])/COUNTIF([Leads.C2:.C99921];&quot;won&quot;)" office:value-type="float" office:value="0">
            <text:p>#DIV/0!</text:p>
          </table:table-cell>
          <table:table-cell table:style-name="ce17" table:formula="of:=SUMIF([Leads.C2:.C99921];&quot;open&quot;;[Leads.L2:.L99921])/COUNTIF([Leads.C2:.C99921];&quot;open&quot;)" office:value-type="float" office:value="0">
            <text:p>#DIV/0!</text:p>
          </table:table-cell>
          <table:table-cell table:style-name="ce17" table:formula="of:=SUMIF([Leads.C2:.C99921];&quot;lost&quot;;[Leads.L2:.L99921])/COUNTIF([Leads.C2:.C99921];&quot;lost&quot;)" office:value-type="float" office:value="0">
            <text:p>#DIV/0!</text:p>
          </table:table-cell>
          <table:table-cell table:style-name="ce36" table:formula="of:=SUM([.C9:.E9])/3" office:value-type="float" office:value="0">
            <text:p>#DIV/0!</text:p>
          </table:table-cell>
          <table:table-cell table:style-name="ce41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TURNOVER BY MONTH</text:p>
          </table:table-cell>
          <table:covered-table-cell table:style-name="ce10"/>
          <table:table-cell table:style-name="ce11" office:value-type="string">
            <text:p>Won</text:p>
          </table:table-cell>
          <table:table-cell table:style-name="ce25" office:value-type="string">
            <text:p>Lost</text:p>
          </table:table-cell>
          <table:table-cell/>
          <table:table-cell table:style-name="ce37" office:value-type="string" table:number-columns-spanned="2" table:number-rows-spanned="1">
            <text:p>SOURCES</text:p>
          </table:table-cell>
          <table:covered-table-cell table:style-name="ce42"/>
          <table:table-cell table:style-name="ce47" office:value-type="string">
            <text:p>Total</text:p>
          </table:table-cell>
          <table:table-cell table:style-name="ce47" office:value-type="string">
            <text:p>Won</text:p>
          </table:table-cell>
          <table:table-cell table:style-name="ce47" office:value-type="string">
            <text:p>Open</text:p>
          </table:table-cell>
          <table:table-cell table:style-name="ce47" office:value-type="string">
            <text:p>Lost</text:p>
          </table:table-cell>
          <table:table-cell table:style-name="ce58" office:value-type="string">
            <text:p>Av. Prob.</text:p>
          </table:table-cell>
        </table:table-row>
        <table:table-row table:style-name="ro2">
          <table:table-cell office:value-type="string" table:number-columns-spanned="2" table:number-rows-spanned="1">
            <text:p>Januar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.00 €</text:p>
          </table:table-cell>
          <table:table-cell/>
          <table:table-cell table:style-name="ce38" office:value-type="string" table:number-columns-spanned="2" table:number-rows-spanned="1">
            <text:p>Website</text:p>
          </table:table-cell>
          <table:covered-table-cell table:style-name="ce43"/>
          <table:table-cell table:style-name="ce48" table:formula="of:=COUNTIF([Leads.D2:.D99834];[.F12])" office:value-type="float" office:value="0">
            <text:p>0</text:p>
          </table:table-cell>
          <table:table-cell table:style-name="ce55" table:formula="of:=SUMPRODUCT(([Leads.C2:.C99832]=&quot;won&quot;)*([Leads.D2:.D99834]=[.F12]))" office:value-type="float" office:value="0">
            <text:p>0</text:p>
          </table:table-cell>
          <table:table-cell table:style-name="ce55" table:formula="of:=SUMPRODUCT(([Leads.C2:.C99832]=&quot;open&quot;)*([Leads.D2:.D99834]=[.F12]))" office:value-type="float" office:value="0">
            <text:p>0</text:p>
          </table:table-cell>
          <table:table-cell table:style-name="ce56" table:formula="of:=SUMPRODUCT(([Leads.C2:.C99832]=&quot;lost&quot;)*([Leads.D2:.D99834]=[.F12]))" office:value-type="float" office:value="0">
            <text:p>0</text:p>
          </table:table-cell>
          <table:table-cell table:style-name="ce59" table:formula="of:=IF([.H12]=0;0;SUMIF([Leads.D2:.D99921];[.F12];[Leads.G2:.G99921])/[.H12])" office:value-type="percentage" office:value="0">
            <text:p>0.00%</text:p>
          </table:table-cell>
        </table:table-row>
        <table:table-row table:style-name="ro2">
          <table:table-cell office:value-type="string" table:number-columns-spanned="2" table:number-rows-spanned="1">
            <text:p>Februar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.00 €</text:p>
          </table:table-cell>
          <table:table-cell/>
          <table:table-cell table:style-name="ce38" office:value-type="string" table:number-columns-spanned="2" table:number-rows-spanned="1">
            <text:p>Email</text:p>
          </table:table-cell>
          <table:covered-table-cell table:style-name="ce43"/>
          <table:table-cell table:style-name="ce49" table:formula="of:=COUNTIF([Leads.D2:.D99835];[.F13])" office:value-type="float" office:value="0">
            <text:p>0</text:p>
          </table:table-cell>
          <table:table-cell table:style-name="ce55" table:formula="of:=SUMPRODUCT(([Leads.C2:.C99833]=&quot;won&quot;)*([Leads.D2:.D99835]=[.F13]))" office:value-type="float" office:value="0">
            <text:p>0</text:p>
          </table:table-cell>
          <table:table-cell table:style-name="ce55" table:formula="of:=SUMPRODUCT(([Leads.C2:.C99833]=&quot;open&quot;)*([Leads.D2:.D99835]=[.F13]))" office:value-type="float" office:value="0">
            <text:p>0</text:p>
          </table:table-cell>
          <table:table-cell table:style-name="ce56" table:formula="of:=SUMPRODUCT(([Leads.C2:.C99833]=&quot;lost&quot;)*([Leads.D2:.D99835]=[.F13]))" office:value-type="float" office:value="0">
            <text:p>0</text:p>
          </table:table-cell>
          <table:table-cell table:style-name="ce60" table:formula="of:=IF([.H13]=0;0;SUMIF([Leads.D2:.D99921];[.F13];[Leads.G2:.G99921])/[.H13])" office:value-type="percentage" office:value="0">
            <text:p>0.00%</text:p>
          </table:table-cell>
        </table:table-row>
        <table:table-row table:style-name="ro2">
          <table:table-cell office:value-type="string" table:number-columns-spanned="2" table:number-rows-spanned="1">
            <text:p>March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.00 €</text:p>
          </table:table-cell>
          <table:table-cell/>
          <table:table-cell table:style-name="ce38" office:value-type="string" table:number-columns-spanned="2" table:number-rows-spanned="1">
            <text:p>Telephone</text:p>
          </table:table-cell>
          <table:covered-table-cell table:style-name="ce43"/>
          <table:table-cell table:style-name="ce49" table:formula="of:=COUNTIF([Leads.D2:.D99835];[.F14])" office:value-type="float" office:value="0">
            <text:p>0</text:p>
          </table:table-cell>
          <table:table-cell table:style-name="ce55" table:formula="of:=SUMPRODUCT(([Leads.C2:.C99834]=&quot;won&quot;)*([Leads.D2:.D99836]=[.F14]))" office:value-type="float" office:value="0">
            <text:p>0</text:p>
          </table:table-cell>
          <table:table-cell table:style-name="ce55" table:formula="of:=SUMPRODUCT(([Leads.C2:.C99834]=&quot;open&quot;)*([Leads.D2:.D99836]=[.F14]))" office:value-type="float" office:value="0">
            <text:p>0</text:p>
          </table:table-cell>
          <table:table-cell table:style-name="ce56" table:formula="of:=SUMPRODUCT(([Leads.C2:.C99834]=&quot;lost&quot;)*([Leads.D2:.D99836]=[.F14]))" office:value-type="float" office:value="0">
            <text:p>0</text:p>
          </table:table-cell>
          <table:table-cell table:style-name="ce60" table:formula="of:=IF([.H14]=0;0;SUMIF([Leads.D2:.D99921];[.F14];[Leads.G2:.G99921])/[.H14])" office:value-type="percentage" office:value="0">
            <text:p>0.00%</text:p>
          </table:table-cell>
        </table:table-row>
        <table:table-row table:style-name="ro2">
          <table:table-cell office:value-type="string" table:number-columns-spanned="2" table:number-rows-spanned="1">
            <text:p>April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.00 €</text:p>
          </table:table-cell>
          <table:table-cell/>
          <table:table-cell table:style-name="ce39" office:value-type="string" table:number-columns-spanned="2" table:number-rows-spanned="1">
            <text:p>Fair</text:p>
          </table:table-cell>
          <table:covered-table-cell table:style-name="ce44"/>
          <table:table-cell table:style-name="ce50" table:formula="of:=COUNTIF([Leads.D2:.D99835];[.F15])" office:value-type="float" office:value="0">
            <text:p>0</text:p>
          </table:table-cell>
          <table:table-cell table:style-name="ce50" table:formula="of:=SUMPRODUCT(([Leads.C2:.C99835]=&quot;won&quot;)*([Leads.D2:.D99837]=[.F15]))" office:value-type="float" office:value="0">
            <text:p>0</text:p>
          </table:table-cell>
          <table:table-cell table:style-name="ce50" table:formula="of:=SUMPRODUCT(([Leads.C2:.C99835]=&quot;open&quot;)*([Leads.D2:.D99837]=[.F15]))" office:value-type="float" office:value="0">
            <text:p>0</text:p>
          </table:table-cell>
          <table:table-cell table:style-name="ce57" table:formula="of:=SUMPRODUCT(([Leads.C2:.C99835]=&quot;lost&quot;)*([Leads.D2:.D99837]=[.F15]))" office:value-type="float" office:value="0">
            <text:p>0</text:p>
          </table:table-cell>
          <table:table-cell table:style-name="ce61" table:formula="of:=IF([.H15]=0;0;SUMIF([Leads.D2:.D99921];[.F15];[Leads.G2:.G99921])/[.H15])" office:value-type="percentage" office:value="0">
            <text:p>0.00%</text:p>
          </table:table-cell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.00 €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.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45"/>
          <table:table-cell table:style-name="ce51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52" table:formula="of:=[.C7]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27" table:formula="of:=[.E6]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.00 €</text:p>
          </table:table-cell>
          <table:table-cell/>
          <table:table-cell table:style-name="ce2" table:number-columns-spanned="2" table:number-rows-spanned="1"/>
          <table:covered-table-cell/>
          <table:table-cell table:style-name="ce53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52" table:formula="of:=[.D6]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9"/>
          <table:table-cell table:style-name="ce54" table:formula="of:=[.D7]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9"/>
          <table:table-cell table:style-name="ce20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.00 €</text:p>
          </table:table-cell>
          <table:table-cell table:style-name="ce28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.00 €</text:p>
          </table:table-cell>
          <table:table-cell table:number-columns-repeated="8"/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2:.C23])" office:value-type="currency" office:currency="EUR" office:value="0">
            <text:p>0.00 €</text:p>
          </table:table-cell>
          <table:table-cell table:style-name="ce5" table:formula="of:=SUM([.D12:.D23])" office:value-type="currency" office:currency="EUR" office:value="0">
            <text:p>0.00 €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>
            <draw:frame table:end-cell-address="Overview.H34" table:end-x="1.1591in" table:end-y="0.126in" draw:z-index="2" draw:style-name="gr1" svg:width="9.3197in" svg:height="1.4705in" svg:x="0.0772in" svg:y="0.0724in">
              <draw:object draw:notify-on-update-of-ranges="Overview.A12:Overview.A23 Overview.C1:Overview.C1 Overview.C12:Overview.C23 Overview.E1:Overview.E1 Overview.D12:Overview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9">
          <table:table-cell table:style-name="Default"/>
          <table:table-cell table:number-columns-repeated="11"/>
        </table:table-row>
        <table:table-row table:style-name="ro1">
          <table:table-cell table:style-name="Default">
            <draw:frame table:end-cell-address="Overview.C44" table:end-x="0.8933in" table:end-y="0.0079in" draw:z-index="0" draw:style-name="gr1" svg:width="3.0197in" svg:height="1.3413in" svg:x="0.2272in" svg:y="0.0835in">
              <draw:object draw:notify-on-update-of-ranges="Overview.C1:Overview.C1 Overview.C9:Overview.C9 Overview.D1:Overview.D1 Overview.D9:Overview.D9 Overview.E1:Overview.E1 Overview.E9:Overview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Overview.F44" table:end-x="0.9055in" table:end-y="0.1457in" draw:z-index="1" draw:style-name="gr1" svg:width="2.9902in" svg:height="1.5028in" svg:x="0.2689in" svg:y="0.0598in">
              <draw:object draw:notify-on-update-of-ranges="Overview.F12:Overview.F12 Overview.H12:Overview.H12 Overview.F13:Overview.F13 Overview.H13:Overview.H13 Overview.F14:Overview.F14 Overview.H14:Overview.H14 Overview.F15:Overview.F15 Overview.H15:Overview.H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Leads" table:style-name="ta1" table:print="false">
        <table:table-column table:style-name="co3" table:default-cell-style-name="ce62"/>
        <table:table-column table:style-name="co4" table:default-cell-style-name="Default"/>
        <table:table-column table:style-name="co5" table:default-cell-style-name="ce19"/>
        <table:table-column table:style-name="co5" table:default-cell-style-name="ce63"/>
        <table:table-column table:style-name="co6" table:default-cell-style-name="Default"/>
        <table:table-column table:style-name="co6" table:default-cell-style-name="ce19"/>
        <table:table-column table:style-name="co7" table:default-cell-style-name="ce63"/>
        <table:table-column table:style-name="co6" table:default-cell-style-name="Default"/>
        <table:table-column table:style-name="co8" table:default-cell-style-name="ce64"/>
        <table:table-column table:style-name="co9" table:default-cell-style-name="ce64"/>
        <table:table-column table:style-name="co8" table:default-cell-style-name="ce64"/>
        <table:table-column table:style-name="co10" table:default-cell-style-name="ce65"/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  <table:table-cell office:value-type="string">
            <text:p>Open Tas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10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17:42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2-08T17:42:36</dc:date>
    <meta:editing-duration>PT06H35M14S</meta:editing-duration>
    <meta:editing-cycles>37</meta:editing-cycles>
    <meta:generator>OpenOffice.org/3.1$Linux OpenOffice.org_project/310m19$Build-9420</meta:generator>
    <meta:print-date>2010-01-29T18:14:58</meta:print-date>
    <dc:creator>philipp </dc:creator>
    <meta:document-statistic meta:table-count="2" meta:cell-count="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18cm" chart:class="chart:bar" chart:style-name="ch1">
        <chart:title svg:x="2.978cm" svg:y="0.077cm" chart:style-name="ch2">
          <text:p>Sources</text:p>
        </chart:title>
        <chart:legend chart:legend-position="end" svg:x="5.446cm" svg:y="1.065cm" chart:style-name="ch3"/>
        <chart:plot-area chart:style-name="ch4" table:cell-range-address="Overview.F12:Overview.F15 Overview.H12:Overview.H15" chart:data-source-has-labels="row" svg:x="0.151cm" svg:y="0.656cm" svg:width="5.145cm" svg:height="3.0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H12:Overview.H12" chart:label-cell-address="Overview.F12:Overview.F12" chart:class="chart:bar">
            <chart:data-point/>
          </chart:series>
          <chart:series chart:style-name="ch9" chart:values-cell-range-address="Overview.H13:Overview.H13" chart:label-cell-address="Overview.F13:Overview.F13" chart:class="chart:bar">
            <chart:data-point/>
          </chart:series>
          <chart:series chart:style-name="ch10" chart:values-cell-range-address="Overview.H14:Overview.H14" chart:label-cell-address="Overview.F14:Overview.F14" chart:class="chart:bar">
            <chart:data-point/>
          </chart:series>
          <chart:series chart:style-name="ch11" chart:values-cell-range-address="Overview.H15:Overview.H15" chart:label-cell-address="Overview.F15:Overview.F1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F12:Overview.F12">Website</text:p>
              </table:table-cell>
              <table:table-cell office:value-type="string">
                <text:p text:id="Overview.F13:Overview.F13">Email</text:p>
              </table:table-cell>
              <table:table-cell office:value-type="string">
                <text:p text:id="Overview.F14:Overview.F14">Telephone</text:p>
              </table:table-cell>
              <table:table-cell office:value-type="string">
                <text:p text:id="Overview.F15:Overview.F15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H12:Overview.H12">0</text:p>
              </table:table-cell>
              <table:table-cell office:value-type="float" office:value="0">
                <text:p text:id="Overview.H13:Overview.H13">0</text:p>
              </table:table-cell>
              <table:table-cell office:value-type="float" office:value="0">
                <text:p text:id="Overview.H14:Overview.H14">0</text:p>
              </table:table-cell>
              <table:table-cell office:value-type="float" office:value="0">
                <text:p text:id="Overview.H15:Overview.H15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465cm" chart:class="chart:bar" chart:style-name="ch1">
        <chart:legend chart:legend-position="end" svg:x="3.905cm" svg:y="1.075cm" chart:style-name="ch2"/>
        <chart:plot-area chart:style-name="ch3" table:cell-range-address="Overview.C1:Overview.E2" chart:data-source-has-labels="row" svg:x="0.107cm" svg:y="0.069cm" svg:width="3.692cm" svg:height="3.2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08cm" chart:class="chart:bar" chart:style-name="ch1">
        <chart:title svg:x="2.221cm" svg:y="0.069cm" chart:style-name="ch2">
          <text:p>Duration in days</text:p>
        </chart:title>
        <chart:legend chart:legend-position="end" svg:x="6.154cm" svg:y="1.047cm" chart:style-name="ch3"/>
        <chart:plot-area chart:style-name="ch4" table:cell-range-address="Overview.C1:Overview.E1 Overview.C9:Overview.E9" chart:data-source-has-labels="row" svg:x="0.153cm" svg:y="0.64cm" svg:width="5.849cm" svg:height="2.63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9:Overview.C9" chart:label-cell-address="Overview.C1:Overview.C1" chart:class="chart:bar">
            <chart:data-point/>
          </chart:series>
          <chart:series chart:style-name="ch9" chart:values-cell-range-address="Overview.D9:Overview.D9" chart:label-cell-address="Overview.D1:Overview.D1" chart:class="chart:bar">
            <chart:data-point/>
          </chart:series>
          <chart:series chart:style-name="ch10" chart:values-cell-range-address="Overview.E9:Overview.E9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Overview.C9:Overview.C9">1.#NAN</text:p>
              </table:table-cell>
              <table:table-cell office:value-type="float" office:value="1.#NAN">
                <text:p text:id="Overview.D9:Overview.D9">1.#NAN</text:p>
              </table:table-cell>
              <table:table-cell office:value-type="float" office:value="1.#NAN">
                <text:p text:id="Overview.E9:Overview.E9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2:Overview.A23 Overview.C1:Overview.C1 Overview.C12:Overview.D23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2:Overview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2:Overview.C23" chart:label-cell-address="Overview.C1:Overview.C1" chart:class="chart:bar">
            <chart:data-point chart:repeated="12"/>
          </chart:series>
          <chart:series chart:style-name="ch8" chart:values-cell-range-address="Overview.D12:Overview.D23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2:Overview.A23">January</text:p>
              </table:table-cell>
              <table:table-cell office:value-type="float" office:value="0">
                <text:p text:id="Overview.C12:Overview.C23">0</text:p>
              </table:table-cell>
              <table:table-cell office:value-type="float" office:value="0">
                <text:p text:id="Overview.D12:Overview.D23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